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Lucidasans1" svg:font-family="Lucidasans"/>
    <style:font-face style:name="Nimbus Roman No9 L1" svg:font-family="'Nimbus Roman No9 L'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ODEL BUG FIXES FOR RELEASE v0.3 20060209</text:p>
      <text:p text:style-name="P1"/>
      <text:p text:style-name="P2"><text:span text:style-name="T1">TARGET</text:span><text:line-break/>xx R<text:span text:style-name="T2">ename Target.nucleotides link to Target.nucleicAcids</text:span></text:p>
      <text:p text:style-name="P2">xx C<text:span text:style-name="T2">hange link cardinality from 1 to 0..1 for Target.Project.subProjects</text:span></text:p>
      <text:p text:style-name="P2">xx C<text:span text:style-name="T2">hange link cardinality from 1 to 0..1 for <text:s/>Target.TargetGroup.subTargetGroups</text:span></text:p>
      <text:p text:style-name="P2"/>
      <text:p text:style-name="P1">EXPBLUEPRINT</text:p>
      <text:p text:style-name="P2">xx R<text:span text:style-name="T2">emove mandatory constraint for ExpBlueprint.localName attribute </text:span></text:p>
      <text:p text:style-name="P2"/>
      <text:p text:style-name="P1">REFSAMPLECOMPONENT</text:p>
      <text:p text:style-name="P2">xx R<text:span text:style-name="T2">emove AbstractComponent.casNum because does not exist for cell or composite</text:span></text:p>
      <text:p text:style-name="P3">xx Add MolComponent.casNum</text:p>
      <text:p text:style-name="P2"/>
      <text:p text:style-name="P2"><text:span text:style-name="T1">EXTRA</text:span>: </text:p>
      <text:p text:style-name="P2">x Merge into master data model. </text:p>
      <text:p text:style-name="P2">x Generate 2 new UML diagrams: _Target-details &amp; _RefSampleComponent-details.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Lucidasans1" svg:font-family="Lucidasans"/>
    <style:font-face style:name="Nimbus Roman No9 L1" svg:font-family="'Nimbus Roman No9 L'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Nimbus Sans L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Roman No9 L1" fo:font-size="10pt" style:font-name-asian="Nimbus Mono L" style:font-size-asian="10pt" style:font-name-complex="Nimbus Mono L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1-16T10:30:31</meta:creation-date>
    <dc:date>2006-02-24T18:34:36</dc:date>
    <dc:language>en-US</dc:language>
    <meta:editing-cycles>90</meta:editing-cycles>
    <meta:editing-duration>PT16H0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77" meta:character-count="583"/>
  </office:meta>
</office:document-meta>
</file>